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0c24a9" officeooo:paragraph-rsid="000c24a9" style:font-size-asian="8.75pt" style:font-size-complex="10pt"/>
    </style:style>
    <style:style style:name="P2" style:family="paragraph" style:parent-style-name="Standard">
      <style:text-properties style:font-name="Arial" fo:font-size="10pt" officeooo:rsid="000ddd1f" officeooo:paragraph-rsid="000ddd1f" style:font-size-asian="8.75pt" style:font-size-complex="10pt"/>
    </style:style>
    <style:style style:name="P3" style:family="paragraph" style:parent-style-name="Standard">
      <style:text-properties style:font-name="Arial" fo:font-size="10pt" officeooo:rsid="000e7455" officeooo:paragraph-rsid="000e7455" style:font-size-asian="8.75pt" style:font-size-complex="10pt"/>
    </style:style>
    <style:style style:name="P4" style:family="paragraph" style:parent-style-name="Standard">
      <style:text-properties style:font-name="Arial" fo:font-size="10pt" officeooo:rsid="0010014a" officeooo:paragraph-rsid="0010014a" style:font-size-asian="8.75pt" style:font-size-complex="10pt"/>
    </style:style>
    <style:style style:name="P5" style:family="paragraph" style:parent-style-name="Standard">
      <style:text-properties style:font-name="Arial" fo:font-size="10pt" officeooo:rsid="0010014a" officeooo:paragraph-rsid="00224809" style:font-size-asian="8.75pt" style:font-size-complex="10pt"/>
    </style:style>
    <style:style style:name="P6" style:family="paragraph" style:parent-style-name="Standard">
      <style:text-properties officeooo:paragraph-rsid="000e7455"/>
    </style:style>
    <style:style style:name="P7" style:family="paragraph" style:parent-style-name="Standard">
      <style:text-properties style:font-name="Arial" fo:font-size="10pt" officeooo:rsid="001790c9" officeooo:paragraph-rsid="000e7455" style:font-size-asian="10pt" style:font-size-complex="10pt"/>
    </style:style>
    <style:style style:name="T1" style:family="text">
      <style:text-properties officeooo:rsid="000c24a9"/>
    </style:style>
    <style:style style:name="T2" style:family="text">
      <style:text-properties officeooo:rsid="000c8c3f"/>
    </style:style>
    <style:style style:name="T3" style:family="text">
      <style:text-properties officeooo:rsid="000e7455"/>
    </style:style>
    <style:style style:name="T4" style:family="text">
      <style:text-properties officeooo:rsid="0010014a"/>
    </style:style>
    <style:style style:name="T5" style:family="text">
      <style:text-properties officeooo:rsid="0010fedb"/>
    </style:style>
    <style:style style:name="T6" style:family="text">
      <style:text-properties officeooo:rsid="0012e554"/>
    </style:style>
    <style:style style:name="T7" style:family="text">
      <style:text-properties officeooo:rsid="00148337"/>
    </style:style>
    <style:style style:name="T8" style:family="text">
      <style:text-properties officeooo:rsid="0014edff"/>
    </style:style>
    <style:style style:name="T9" style:family="text">
      <style:text-properties officeooo:rsid="001639b2"/>
    </style:style>
    <style:style style:name="T10" style:family="text">
      <style:text-properties officeooo:rsid="001790c9"/>
    </style:style>
    <style:style style:name="T11" style:family="text">
      <style:text-properties style:font-name="Arial" fo:font-size="10pt" officeooo:rsid="000e7455" style:font-size-asian="8.75pt" style:font-size-complex="10pt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officeooo:rsid="001790c9" style:font-size-asian="10pt" style:font-size-complex="10pt"/>
    </style:style>
    <style:style style:name="T14" style:family="text">
      <style:text-properties style:font-name="Arial" fo:font-size="10pt" officeooo:rsid="001a901d" style:font-size-asian="10pt" style:font-size-complex="10pt"/>
    </style:style>
    <style:style style:name="T15" style:family="text">
      <style:text-properties officeooo:rsid="001985a0"/>
    </style:style>
    <style:style style:name="T16" style:family="text">
      <style:text-properties officeooo:rsid="001beae4"/>
    </style:style>
    <style:style style:name="T17" style:family="text">
      <style:text-properties officeooo:rsid="001ddf68"/>
    </style:style>
    <style:style style:name="T18" style:family="text">
      <style:text-properties officeooo:rsid="001f4ad4"/>
    </style:style>
    <style:style style:name="T19" style:family="text">
      <style:text-properties officeooo:rsid="00214721"/>
    </style:style>
    <style:style style:name="T20" style:family="text">
      <style:text-properties officeooo:rsid="0023bf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→ Przemysłowe urządzenia pralnicze, pralnicowirówki, suszarki bębnowe, prasownice oraz wózki do pralni przemysłowej każdego typu i wielkości, <text:span text:style-name="T2">Pralma i Primus.</text:span></text:p>
      <text:p text:style-name="P1"/>
      <text:p text:style-name="P1">O nas → Polskie urządzenia przemysłowe do pralni komercyjnych i przemysłowych, pralnicowirówki, suszarki przemysłowe <text:span text:style-name="T2">oraz wózki do pralni, urządzenia marki Primus.</text:span></text:p>
      <text:p text:style-name="P1"/>
      <text:p text:style-name="P4">Co robimy → <text:span text:style-name="T20">Pralma – projekt wyposażenia lub doposażenia pralni przemysłowej każdego typu i wielkości. Tylko najlepsze urządzenia do pralni przemysłowych.</text:span></text:p>
      <text:p text:style-name="P4"/>
      <text:p text:style-name="P4">Co oferujemy → <text:span text:style-name="T20">Pralma – producent komercyjnych i przemysłowych urządzeń pralniczych oraz wózków i regałów do pralni, urządzenia Primus, serwis i części.</text:span></text:p>
      <text:p text:style-name="P4"/>
      <text:p text:style-name="P4">Komu świadczymy usługi → <text:span text:style-name="T20">Wyposażenie pralni przemysłowych odpowiednie do hoteli, domów pomocy społecznej, apartamentowców, straży pożarnej, pralni samoobsługowych.</text:span></text:p>
      <text:p text:style-name="P4"/>
      <text:p text:style-name="P4">Zainwestuj w pralnię → </text:p>
      <text:p text:style-name="P4"/>
      <text:p text:style-name="P4">Historia → </text:p>
      <text:p text:style-name="P4"/>
      <text:p text:style-name="P4">Poznaj nas → </text:p>
      <text:p text:style-name="P1"/>
      <text:p text:style-name="P1"/>
      <text:p text:style-name="P1"/>
      <text:p text:style-name="P2">Produkty → <text:span text:style-name="T3">Urządzenia do pralni komercyjnych i przemysłowych każdego typu i wielkości. Poznaj pralki, zaprojektowane by zwiększać dochód i obniżać koszty prania.</text:span></text:p>
      <text:p text:style-name="P2"/>
      <text:p text:style-name="P3">Pralnice → <text:span text:style-name="T4">Pralki przemysłowe Pralma do przemysłowych i komercyjnych pralni, pralnice przemysłowe czołowe i boczne. Poznaj trwałe i wydajne urządzenia pralnicze. </text:span></text:p>
      <text:p text:style-name="P3"/>
      <text:p text:style-name="P3">Pralnicowirówki → <text:span text:style-name="T5">Przemysłowe pralnicowirówki o wyjątkowej trwałości i wydajności. Poznaj innowacyjne pralnicowirówki aby podnieść wydajność pralni o obniżyć koszty.</text:span></text:p>
      <text:p text:style-name="P3"/>
      <text:p text:style-name="P3">Suszarki → <text:span text:style-name="T5">Przemysłowe suszarki bębnowe i komorowe przeznaczone do suszenia tkanin każdego rodzaju. <text:s text:c="2"/>Poznaj suszarki z najkrótszym czasem suszenia.</text:span></text:p>
      <text:p text:style-name="P3"/>
      <text:p text:style-name="P3">Bariera higieny → <text:span text:style-name="T6">Urządzenia z barierą higieny zaprojektowane, aby sprostać wymaganiom przemysłu medycznego w zakresie zachowania higieny i obrony przed bakteriami.</text:span></text:p>
      <text:p text:style-name="P3"/>
      <text:p text:style-name="P3">Prasownice → <text:span text:style-name="T6">Prasownice nieckowe oraz magle walcowe przeznaczone do ekonomicznego i wydajnego prasowania. Poznaj prasowalnice pracujące w nowoczesnych pralniach.</text:span></text:p>
      <text:p text:style-name="P3"/>
      <text:p text:style-name="P3">Wirówki → <text:span text:style-name="T7">Wirówki pralnicze marki Pralma o najlepszym stopniu odwirowania prania i historycznej trwałości oraz niezawodności. Zapewnij sobie oszczędne suszenie.</text:span></text:p>
      <text:p text:style-name="P3"/>
      <text:p text:style-name="P3">Prasowanie fasonowe → <text:span text:style-name="T7">Pełna linia jedynych w swoim rodzaju, innowacyjnych urządzeń do prasowania bielizny fasonowej, stoły do prasowania, manekiny.</text:span></text:p>
      <text:p text:style-name="P3"/>
      <text:p text:style-name="P3">Wózki → <text:span text:style-name="T7">Wózki, regały do pralni przemysłowej. Kompletna gama wózków do transportu mokrego, suchego bądź brudnego prania oraz regały do składowania prania.</text:span></text:p>
      <text:p text:style-name="P3"/>
      <text:p text:style-name="P3">Klienci → <text:span text:style-name="T8">Wyposażenie komercyjnych i przemysłowych pralni wodnych każdego typu i wielkości, pralnia dla hoteli, domów pomocy społecznej, do prania odzieży roboczej.</text:span></text:p>
      <text:p text:style-name="P3"/>
      <text:p text:style-name="P3">Technologie → <text:span text:style-name="T9">Nowoczesne technologie i rozwiązania w przemysłowych urządzeniach pralniczych. Dowiedz się jak obniżyć koszty prania, podnieść jego jakość i wydajność.</text:span></text:p>
      <text:p text:style-name="P3"/>
      <text:p text:style-name="P3">3xE → <text:span text:style-name="T9">Ekologiczne, ergonomiczne i ekonomiczne wyposażenie i systemy do pralni przemysłowej. Poznaj sposoby na recykling mediów we współczesnych pralniach.</text:span></text:p>
      <text:p text:style-name="P3"/>
      <text:p text:style-name="P3">Wiadomości → <text:span text:style-name="T10">Aktualności z branży wyposażenia dla przemysłowych i komercyjnych pralni. Targi wyposażenia do pralni przemysłowych, najnowsze pralnicowirówki i suszarki.</text:span></text:p>
      <text:p text:style-name="P3"/>
      <text:p text:style-name="P3"><text:soft-page-break/>Kontakt → <text:span text:style-name="T10">Producent przemysłowych i komercyjnych urządzeń pralniczych oraz autoryzowany serwis urządzeń marki Primus, wyposażenie pralni wodnych i obsługa techniczna.</text:span></text:p>
      <text:p text:style-name="P3"/>
      <text:p text:style-name="P6"><text:span text:style-name="T11">Pralnie samoobsługowe → </text:span><text:span text:style-name="T12">Pełna linia, jedynych w swoim rodzaju, uruchamianych na monety, </text:span><text:span text:style-name="T14">żetony lub karty płatnicze,</text:span><text:span text:style-name="T12"> pralnicowirówek, suszarek bębnowych i prasownic </text:span><text:span text:style-name="T13">do samoobsługi.</text:span></text:p>
      <text:p text:style-name="P7"/>
      <text:p text:style-name="P4">Bariera higieny → <text:span text:style-name="T18">Dowiedz się jakie wymogi musi spełniać pralnia z barierą higieny, aby świadczyć usługi dla sektora medycznego w zakresie higieny i ochrony przed bakteriami.</text:span></text:p>
      <text:p text:style-name="P4"/>
      <text:p text:style-name="P4">Maszyny używane → <text:span text:style-name="T17">Używane pralnicowirówki, suszarki i pralnice przemysłowe z gwarancją producenta. Tylko do tych pralnic przemysłowych jest serwis i części zamienne w Polsce.</text:span></text:p>
      <text:p text:style-name="P4"/>
      <text:p text:style-name="P4">Serwis i Wsparcie techniczne → <text:span text:style-name="T15">Dokumentacja techniczna do przemysłowych urządzeń pralniczych marki Pralma, Prama, Primus, instrukcje instalacji i obsługi.</text:span></text:p>
      <text:p text:style-name="P4"/>
      <text:p text:style-name="P4">Części zamienne → <text:span text:style-name="T16">Części zamienne do pralnic przemysłowych marki Pralma, Prama, Primus i Ipso oraz starych urządzeń pralniczych. Mamy wszystkie części.</text:span></text:p>
      <text:p text:style-name="P4"/>
      <text:p text:style-name="P4">Przykładowe realizacje → </text:p>
      <text:p text:style-name="P4"/>
      <text:p text:style-name="P4">Profesjonalne sterowniki → <text:span text:style-name="T19">Top 10 profesjonalnych sterowników do przemysłowych urządzeń pralniczych dających pełną kontrolę nad ekonomią i procesem prania przemysłowego.</text:span></text:p>
      <text:p text:style-name="P4"/>
      <text:p text:style-name="P5">Pozostałe → <text:span text:style-name="T1">Polskie urządzenia przemysłowe do pralni komercyjnych i przemysłowych, pralnicowirówki, suszarki przemysłowe oraz wózki do pralni, urządzenia marki Prim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ystian Wrona</meta:initial-creator>
    <meta:creation-date>2018-05-19T07:18:32.204827575</meta:creation-date>
    <dc:date>2018-05-19T09:08:28.927449691</dc:date>
    <dc:creator>Krystian Wrona</dc:creator>
    <meta:editing-duration>PT1H16M58S</meta:editing-duration>
    <meta:editing-cycles>20</meta:editing-cycles>
    <meta:generator>LibreOffice/6.0.3.2$Linux_X86_64 LibreOffice_project/00m0$Build-2</meta:generator>
    <meta:document-statistic meta:table-count="0" meta:image-count="0" meta:object-count="0" meta:page-count="2" meta:paragraph-count="30" meta:word-count="551" meta:character-count="4273" meta:non-whitespace-character-count="3743"/>
  </office:meta>
</office:document-meta>
</file>